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175%"/>
      <style:text-properties fo:font-size="20pt" style:font-size-asian="20pt"/>
    </style:style>
    <style:style style:name="P3" style:parent-style-name="本文縮排" style:family="paragraph">
      <style:paragraph-properties fo:line-height="175%"/>
    </style:style>
    <style:style style:name="P4" style:parent-style-name="本文縮排" style:family="paragraph">
      <style:paragraph-properties fo:line-height="175%"/>
    </style:style>
    <style:style style:name="P5" style:parent-style-name="內文" style:family="paragraph">
      <style:paragraph-properties fo:line-height="175%" fo:margin-left="1.9687in">
        <style:tab-stops/>
      </style:paragraph-properties>
    </style:style>
    <style:style style:name="P6" style:parent-style-name="內文" style:family="paragraph">
      <style:paragraph-properties fo:line-height="175%"/>
    </style:style>
    <style:style style:name="P7" style:parent-style-name="內文" style:family="paragraph">
      <style:paragraph-properties fo:text-align="end" fo:line-height="175%" fo:margin-right="4.725in"/>
    </style:style>
    <style:style style:name="P8" style:parent-style-name="內文" style:family="paragraph">
      <style:paragraph-properties fo:text-align="end" fo:line-height="175%" fo:margin-right="4.725in"/>
    </style:style>
    <style:style style:name="P9" style:parent-style-name="內文" style:family="paragraph">
      <style:paragraph-properties fo:text-align="end" fo:line-height="175%" fo:margin-right="4.725in"/>
    </style:style>
    <style:style style:name="P10" style:parent-style-name="內文" style:family="paragraph">
      <style:paragraph-properties fo:text-align="start" fo:line-height="175%"/>
    </style:style>
    <style:style style:name="P11" style:parent-style-name="內文" style:family="paragraph">
      <style:paragraph-properties fo:text-align="start" fo:line-height="175%"/>
    </style:style>
    <style:style style:name="T12" style:parent-style-name="預設段落字型" style:family="text">
      <style:text-properties fo:font-size="10pt" style:font-size-asian="10pt"/>
    </style:style>
    <style:style style:name="P13" style:parent-style-name="內文" style:family="paragraph">
      <style:paragraph-properties fo:text-align="center"/>
      <style:text-properties style:font-name="標楷體" fo:font-size="10pt" style:font-size-asian="10pt"/>
    </style:style>
    <style:style style:name="P14" style:parent-style-name="內文" style:family="paragraph">
      <style:text-properties style:font-name="標楷體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公寓大廈管理條例切結書</text:p>
      <text:p text:style-name="P3">查起造人　　　　　　　　　　　等　　人申請基地座落於台北縣（市）　　　鄉鎮市　　　　　段</text:p>
      <text:p text:style-name="P4">　　　　　<text:s text:c="3"/>小段<text:s text:c="6"/>　　　　　　　等　　筆地號土地，請領建造執照或變更設計新建工程，依『公寓大廈管理條例』第五十六條規定，檢附住戶規約草約內容共計　　　條及專有部份、共有部份詳細圖說　　張（如附件），若違反『公寓大廈管理條例』內容，願負一切法律責任，與　貴局無涉。</text:p>
      <text:p text:style-name="P5">此致</text:p>
      <text:p text:style-name="P6">臺北水源特定區管理局</text:p>
      <text:p text:style-name="P7">起　造　人：</text:p>
      <text:p text:style-name="P8">身分證字號：</text:p>
      <text:p text:style-name="P9">住　　　址：</text:p>
      <text:p text:style-name="P10"/>
      <text:p text:style-name="P11"><text:span text:style-name="T12"><draw:frame draw:z-index="251657728" draw:id="id0" draw:style-name="a0" draw:name="Text Box 3" text:anchor-type="paragraph" svg:x="4.18542in" svg:y="0.77292in" svg:width="2.19236in" svg:height="0.30903in" style:rel-width="scale" style:rel-height="scale"><draw:text-box><text:p text:style-name="P13"/><text:p text:style-name="P14"/><text:p text:style-name="內文"/></draw:text-box><svg:title/><svg:desc/></draw:frame></text:span>中華民國　　　年　　月　　日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-asian="標楷體" style:letter-kerning="true" fo:font-size="16pt" style:font-size-asian="16pt" fo:hyphenate="false"/>
    </style:style>
    <style:style style:name="預設段落字型" style:display-name="預設段落字型" style:family="text"/>
    <style:style style:name="本文縮排" style:display-name="本文縮排" style:family="paragraph" style:parent-style-name="內文">
      <style:paragraph-properties fo:text-indent="0.4722in"/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44in" fo:page-height="8.2687in" style:print-orientation="landscape" fo:margin-top="0.5909in" fo:margin-left="0.7875in" fo:margin-bottom="0.4333in" fo:margin-right="0.7875in" style:num-format="1" style:writing-mode="lr-tb" style:layout-grid-mode="line" style:layout-grid-lines="21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5513in"/>
      </style:footer-style>
    </style:page-layout>
    <style:style style:name="P2" style:parent-style-name="內文" style:family="paragraph">
      <style:paragraph-properties fo:text-align="center"/>
      <style:text-properties fo:font-size="10pt" style:font-size-asian="10pt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公寓大廈管理條例切結書</dc:title>
    <meta:initial-creator>user0060058</meta:initial-creator>
    <dc:creator>林茂昌</dc:creator>
    <meta:creation-date>2018-11-14T02:22:00Z</meta:creation-date>
    <dc:date>2018-11-14T02:22:00Z</dc:date>
    <meta:print-date>2003-07-07T06:32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37" meta:character-count="247" meta:row-count="1" meta:non-whitespace-character-count="211"/>
  </office:meta>
</office:document-meta>
</file>